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Look at instance recognition</text:p>
      <text:p text:style-name="Standard"/>
      <text:p text:style-name="Standard">question: do processing beforehand or on the fly</text:p>
      <text:p text:style-name="Standard"/>
      <text:p text:style-name="Standard">one-shot learning</text:p>
      <text:p text:style-name="Standard"/>
      <text:p text:style-name="Standard">deeplearning would need to use a pre-trained machine and then rip off the last (few)<text:s/>layer (s)</text:p>
      <text:p text:style-name="Standard">- could use to pull out features</text:p>
      <text:p text:style-name="Standard"/>
      <text:p text:style-name="Standard"/>
      <text:p text:style-name="Standard">libraries</text:p>
      <text:p text:style-name="Standard">tensorflow - can use gpu or cpu</text:p>
      <text:p text:style-name="Standard">tflearn</text:p>
      <text:p text:style-name="Standard"/>
      <text:p text:style-name="Standard"/>
      <text:p text:style-name="Standard">cnn – network architectures</text:p>
      <text:p text:style-name="Standard"/>
      <text:p text:style-name="Standard">*alexnet, vgg, googlenet</text:p>
      <text:p text:style-name="Standard"/>
      <text:p text:style-name="Standard"/>
      <text:p text:style-name="Standard">all trained on imagenet</text:p>
      <text:p text:style-name="Standard"/>
      <text:p text:style-name="Standard"/>
      <text:p text:style-name="Standard">put in an image and it will predict which category (return 1000 -d vector)<text:s/>category, percentage likely</text:p>
      <text:p text:style-name="Standard"/>
      <text:p text:style-name="Standard"/>
      <text:p text:style-name="Standard">probably will need to use text on images</text:p>
      <text:p text:style-name="Standard"/>
      <text:p text:style-name="Standard">look at image captioning</text:p>
      <text:p text:style-name="Standard"/>
      <text:p text:style-name="Standard">look to see if deep learning and ocr have been used together</text:p>
      <text:p text:style-name="Standard"/>
      <text:p text:style-name="Standard">open source teseract</text:p>
      <text:p text:style-name="Standard"/>
      <text:p text:style-name="Standard"/>
      <text:p text:style-name="Standard"/>
      <text:p text:style-name="Standard">weak supervision options/possibilities</text:p>
      <text:p text:style-name="Standard"/>
      <text:p text:style-name="Standard"><text:s/>– show pairs that belong and pairs that don’t belonging</text:p>
      <text:p text:style-name="Standard"/>
      <text:p text:style-name="Standard">triplets – this one in the middle should be more like one of the other two</text:p>
      <text:p text:style-name="Standard"/>
      <text:p text:style-name="Standard">k means after deep learning?</text:p>
      <text:p text:style-name="Standard"/>
      <text:p text:style-name="Standard">Figure out how to do fine tuning</text:p>
      <text:p text:style-name="Standard"/>
      <text:p text:style-name="Standard">Test stuff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ehoon Jung</dc:creator>
    <meta:creation-date>2017-01-13T14:45:00Z</meta:creation-date>
    <dc:date>2017-01-17T23:32:00Z</dc:date>
    <meta:template xlink:href="Normal.dotm" xlink:type="simple"/>
    <meta:editing-cycles>2</meta:editing-cycles>
    <meta:editing-duration>PT4080S</meta:editing-duration>
    <meta:document-statistic meta:page-count="2" meta:paragraph-count="1" meta:word-count="130" meta:character-count="874" meta:row-count="6" meta:non-whitespace-character-count="745"/>
  </office:meta>
</office:document-meta>
</file>